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DengXian" svg:font-family="DengXian" style:font-family-generic="system" style:font-pitch="variable" svg:panose-1="2 1 6 0 3 1 1 1 1 1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text-align="center"/>
      <style:text-properties style:font-name="Times New Roman" style:font-name-complex="Times New Roman"/>
    </style:style>
    <style:style style:name="P4" style:parent-style-name="Normal" style:family="paragraph">
      <style:paragraph-properties fo:text-align="center"/>
      <style:text-properties style:font-name="Times New Roman" style:font-name-complex="Times New Roman" fo:font-size="11pt" style:font-size-asian="11pt" style:font-size-complex="11pt"/>
    </style:style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style:font-name="Times New Roman" style:font-name-complex="Times New Roman"/>
    </style:style>
    <style:style style:name="T7" style:parent-style-name="DefaultParagraphFont" style:family="text">
      <style:text-properties style:font-name="Times New Roman" style:font-name-complex="Times New Roman" style:text-position="super 66.6%"/>
    </style:style>
    <style:style style:name="T8" style:parent-style-name="DefaultParagraphFont" style:family="text">
      <style:text-properties style:font-name="Times New Roman" style:font-name-complex="Times New Roman"/>
    </style:style>
    <style:style style:name="P9" style:parent-style-name="Normal" style:family="paragraph">
      <style:text-properties style:font-name="Times New Roman" style:font-name-complex="Times New Roman"/>
    </style:style>
    <style:style style:name="P10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11" style:parent-style-name="Normal" style:family="paragraph">
      <style:text-properties style:font-name="Times New Roman" style:font-name-complex="Times New Roman"/>
    </style:style>
    <style:style style:name="P12" style:parent-style-name="Normal" style:family="paragraph">
      <style:text-properties style:font-name="Times New Roman" style:font-name-complex="Times New Roman"/>
    </style:style>
    <style:style style:name="P1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4" style:parent-style-name="DefaultParagraphFont" style:family="text">
      <style:text-properties style:font-name="Times New Roman" style:font-name-complex="Times New Roman"/>
    </style:style>
    <style:style style:name="T15" style:parent-style-name="DefaultParagraphFont" style:family="text">
      <style:text-properties style:font-name="Times New Roman" style:font-name-complex="Times New Roman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17" style:parent-style-name="Normal" style:family="paragraph">
      <style:text-properties style:font-name="Times New Roman" style:font-name-complex="Times New Roman"/>
    </style:style>
    <style:style style:name="P18" style:parent-style-name="Normal" style:family="paragraph">
      <style:text-properties style:font-name="Times New Roman" style:font-name-complex="Times New Roman"/>
    </style:style>
    <style:style style:name="P19" style:parent-style-name="Normal" style:family="paragraph">
      <style:text-properties style:font-name="Times New Roman" style:font-name-complex="Times New Roman"/>
    </style:style>
    <style:style style:name="P20" style:parent-style-name="Normal" style:family="paragraph">
      <style:text-properties style:font-name="Times New Roman" style:font-name-complex="Times New Roman"/>
    </style:style>
    <style:style style:name="P21" style:parent-style-name="Normal" style:family="paragraph">
      <style:text-properties style:font-name="Times New Roman" style:font-name-complex="Times New Roman"/>
    </style:style>
    <style:style style:name="P22" style:parent-style-name="Normal" style:family="paragraph">
      <style:text-properties style:font-name="Times New Roman" style:font-name-complex="Times New Roman"/>
    </style:style>
    <style:style style:name="P2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4" style:parent-style-name="Normal" style:family="paragraph">
      <style:text-properties style:font-name="Times New Roman" style:font-name-complex="Times New Roman"/>
    </style:style>
    <style:style style:name="P25" style:parent-style-name="Normal" style:family="paragraph">
      <style:text-properties style:font-name="Times New Roman" style:font-name-complex="Times New Roman"/>
    </style:style>
    <style:style style:name="P26" style:parent-style-name="Normal" style:family="paragraph">
      <style:text-properties style:font-name="Times New Roman" style:font-name-complex="Times New Roman"/>
    </style:style>
    <style:style style:name="P27" style:parent-style-name="Normal" style:family="paragraph">
      <style:text-properties style:font-name="Times New Roman" style:font-name-complex="Times New Roman"/>
    </style:style>
    <style:style style:name="P28" style:parent-style-name="Normal" style:family="paragraph">
      <style:text-properties style:font-name="Times New Roman" style:font-name-complex="Times New Roman"/>
    </style:style>
    <style:style style:name="P29" style:parent-style-name="Normal" style:family="paragraph">
      <style:text-properties style:font-name="Times New Roman" style:font-name-complex="Times New Roman"/>
    </style:style>
    <style:style style:name="P30" style:parent-style-name="Normal" style:family="paragraph">
      <style:text-properties style:font-name="Times New Roman" style:font-name-complex="Times New Roman"/>
    </style:style>
    <style:style style:name="P31" style:parent-style-name="Normal" style:family="paragraph">
      <style:text-properties style:font-name="Times New Roman" style:font-name-complex="Times New Roman"/>
    </style:style>
    <style:style style:name="P32" style:parent-style-name="Normal" style:family="paragraph">
      <style:text-properties style:font-name="Times New Roman" style:font-name-complex="Times New Roman"/>
    </style:style>
    <style:style style:name="P3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3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7" style:parent-style-name="DefaultParagraphFont" style:family="text">
      <style:text-properties style:font-name="Times New Roman" style:font-name-complex="Times New Roman"/>
    </style:style>
    <style:style style:name="T3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9" style:parent-style-name="DefaultParagraphFont" style:family="text">
      <style:text-properties style:font-name="Times New Roman" style:font-name-complex="Times New Roman"/>
    </style:style>
    <style:style style:name="T4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1" style:parent-style-name="DefaultParagraphFont" style:family="text">
      <style:text-properties style:font-name="Times New Roman" style:font-name-complex="Times New Roman"/>
    </style:style>
  </office:automatic-styles>
  <office:body>
    <office:text text:use-soft-page-breaks="true">
      <text:p text:style-name="P1">Portfolio Specification</text:p>
      <text:p text:style-name="P2">Data Science &amp; Machine Learning portfolio</text:p>
      <text:p text:style-name="P3">Abdulaziz Aloufi</text:p>
      <text:p text:style-name="P4">C00266252</text:p>
      <text:p text:style-name="P5"><text:span text:style-name="T6">4</text:span><text:span text:style-name="T7">th</text:span><text:span text:style-name="T8"><text:s/>November 2025</text:span></text:p>
      <text:p text:style-name="P9"/>
      <text:p text:style-name="P10">Student Performance Predictor: Using Machine Learning to Identify Factors Influencing Academic Success</text:p>
      <text:p text:style-name="P11"/>
      <text:p text:style-name="P12"/>
      <text:p text:style-name="P13"/>
      <text:p text:style-name="Normal"><text:span text:style-name="T14">1</text:span><text:span text:style-name="T15">.<text:s/></text:span><text:span text:style-name="T16">Overview and Aim</text:span></text:p>
      <text:p text:style-name="P17"/>
      <text:p text:style-name="P18">The purpose of this portfolio is to come up with and create a data<text:s/>based system which forecasts student performance according to their demographic,<text:s/>social,<text:s/>and academic attributes.<text:s/></text:p>
      <text:p text:style-name="P19">This project will use data science and machine learning to not only reveal which factors have the most significant influence on student’s<text:s/>final grades but also to create a predictive model that can help teachers in giving early extra help and support to students.</text:p>
      <text:p text:style-name="P20"/>
      <text:p text:style-name="P21">The system is going to use state<text:s/>of<text:s/>the<text:s/>art ML methods to classify if a student is going to pass or fail and to estimate their final grade using inputs like the amount of study time, number of absences, parent’s<text:s/>education level, and previous performance.</text:p>
      <text:p text:style-name="P22"/>
      <text:p text:style-name="P23">2. Objectives</text:p>
      <text:p text:style-name="P24"/>
      <text:p text:style-name="P25">Gather and prepare an<text:s/>educational dataset suitable for predictive analysis.</text:p>
      <text:p text:style-name="P26">Conduct Exploratory Data Analysis (EDA) to<text:s/>visualize<text:s/>relationships<text:s/>among the variables (for instance, correlation between study<text:s/>time<text:s/>and grades).</text:p>
      <text:p text:style-name="P27">Develop<text:s/>supervised learning<text:s/>models to classify students as successful or unsuccessful.</text:p>
      <text:soft-page-break/>
      <text:p text:style-name="P28">Evaluate<text:s/>model performance through the use of accuracy, precision, recall, and F1 score as metrics.</text:p>
      <text:p text:style-name="P29">Identify<text:s/>the most impactful factors<text:s/>affecting<text:s/><text:s/>academic results by means of feature importance and SHAP explainability.</text:p>
      <text:p text:style-name="P30">Communicate results in the form of visual reports accompanied by a professional GitHub portfolio.</text:p>
      <text:p text:style-name="P31"/>
      <text:p text:style-name="P32"/>
      <text:p text:style-name="P33"/>
      <text:p text:style-name="P34">3.<text:s/>Planned Portfolio Items:</text:p>
      <text:p text:style-name="P35"/>
      <text:p text:style-name="Normal"><text:span text:style-name="T36">Predictive Model:</text:span><text:span text:style-name="T37"><text:s/>A full ML workflow from data cleaning to prediction and evaluation.</text:span></text:p>
      <text:p text:style-name="Normal"><text:span text:style-name="T38">EDA Report:</text:span><text:span text:style-name="T39"><text:s/>Visual analysis showing how study time, absences, and parental education affect results.</text:span></text:p>
      <text:p text:style-name="Normal"><text:span text:style-name="T40">Dashboard:</text:span><text:span text:style-name="T41"><text:s/>Simple Streamlit app to input data and show predic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ulaziz Alofi</meta:initial-creator>
    <dc:creator>Abdulaziz Alofi</dc:creator>
    <meta:creation-date>2025-11-03T21:54:00Z</meta:creation-date>
    <dc:date>2025-11-04T13:35:00Z</dc:date>
    <meta:template xlink:href="Normal" xlink:type="simple"/>
    <meta:editing-cycles>1</meta:editing-cycles>
    <meta:editing-duration>PT1320S</meta:editing-duration>
    <meta:document-statistic meta:page-count="2" meta:paragraph-count="3" meta:word-count="279" meta:character-count="1867" meta:row-count="13" meta:non-whitespace-character-count="1591"/>
  </office:meta>
</office:document-meta>
</file>